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 style:data-style-name="N3"/>
    <style:style style:name="ce4" style:family="table-cell" style:parent-style-name="Default" style:data-style-name="N126"/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6.05mm" svg:y="43.87mm">
            <draw:object draw:notify-on-update-of-ranges="Sheet1.A14:Sheet1.A14 Sheet1.A15:Sheet1.A20 Sheet1.B14:Sheet1.B14 Sheet1.B15:Sheet1.B20 Sheet1.C14:Sheet1.C14 Sheet1.C15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ength</text:p>
          </table:table-cell>
          <table:table-cell table:style-name="ce2" office:value-type="string" calcext:value-type="string">
            <text:p>Modulo-cons (runs per sec)</text:p>
          </table:table-cell>
          <table:table-cell table:style-name="ce2" office:value-type="string" calcext:value-type="string">
            <text:p>Core</text:p>
            <text:p>(runs per sec)</text:p>
          </table:table-cell>
          <table:table-cell table:style-name="ce1" office:value-type="string" calcext:value-type="string">
            <text:p>Modulo-cons</text:p>
            <text:p>sec per run</text:p>
          </table:table-cell>
          <table:table-cell table:style-name="ce1" office:value-type="string" calcext:value-type="string">
            <text:p>Core</text:p>
            <text:p>sec per run</text:p>
          </table:table-cell>
          <table:table-cell table:style-name="ce1" office:value-type="string" calcext:value-type="string">
            <text:p>Modulo-cons</text:p>
            <text:p>ns per cell</text:p>
          </table:table-cell>
          <table:table-cell table:style-name="ce1" office:value-type="string" calcext:value-type="string">
            <text:p>Core</text:p>
            <text:p>ns per cell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838057" calcext:value-type="float">
            <text:p>8,838,057</text:p>
          </table:table-cell>
          <table:table-cell table:style-name="ce3" office:value-type="float" office:value="1342879" calcext:value-type="float">
            <text:p>1,342,879</text:p>
          </table:table-cell>
          <table:table-cell table:style-name="ce5" table:formula="of:=1/[.B3]" office:value-type="float" office:value="0.000000113147041255787" calcext:value-type="float">
            <text:p>1.13E-07</text:p>
          </table:table-cell>
          <table:table-cell table:style-name="ce5" table:formula="of:=1/[.C3]" office:value-type="float" office:value="0.000000744668730391942" calcext:value-type="float">
            <text:p>7.45E-07</text:p>
          </table:table-cell>
          <table:table-cell table:style-name="ce4" table:formula="of:=1000000000*[.D3]/[.A3]" office:value-type="float" office:value="11.3147041255787" calcext:value-type="float">
            <text:p>11.3</text:p>
          </table:table-cell>
          <table:table-cell table:style-name="ce4" table:formula="of:=1000000000*[.E3]/[.A3]" office:value-type="float" office:value="74.4668730391942" calcext:value-type="float">
            <text:p>74.5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1170423" calcext:value-type="float">
            <text:p>1,170,423</text:p>
          </table:table-cell>
          <table:table-cell table:style-name="ce3" office:value-type="float" office:value="157873" calcext:value-type="float">
            <text:p>157,873</text:p>
          </table:table-cell>
          <table:table-cell table:style-name="ce5" table:formula="of:=1/[.B4]" office:value-type="float" office:value="0.000000854391959146394" calcext:value-type="float">
            <text:p>8.54E-07</text:p>
          </table:table-cell>
          <table:table-cell table:style-name="ce5" table:formula="of:=1/[.C4]" office:value-type="float" office:value="0.00000633420534226879" calcext:value-type="float">
            <text:p>6.33E-06</text:p>
          </table:table-cell>
          <table:table-cell table:style-name="ce4" table:formula="of:=1000000000*[.D4]/[.A4]" office:value-type="float" office:value="8.54391959146394" calcext:value-type="float">
            <text:p>8.5</text:p>
          </table:table-cell>
          <table:table-cell table:style-name="ce4" table:formula="of:=1000000000*[.E4]/[.A4]" office:value-type="float" office:value="63.3420534226879" calcext:value-type="float">
            <text:p>63.3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118479" calcext:value-type="float">
            <text:p>118,479</text:p>
          </table:table-cell>
          <table:table-cell table:style-name="ce3" office:value-type="float" office:value="15352" calcext:value-type="float">
            <text:p>15,352</text:p>
          </table:table-cell>
          <table:table-cell table:style-name="ce5" table:formula="of:=1/[.B5]" office:value-type="float" office:value="0.00000844031431730518" calcext:value-type="float">
            <text:p>8.44E-06</text:p>
          </table:table-cell>
          <table:table-cell table:style-name="ce5" table:formula="of:=1/[.C5]" office:value-type="float" office:value="0.0000651380927566441" calcext:value-type="float">
            <text:p>6.51E-05</text:p>
          </table:table-cell>
          <table:table-cell table:style-name="ce4" table:formula="of:=1000000000*[.D5]/[.A5]" office:value-type="float" office:value="8.44031431730518" calcext:value-type="float">
            <text:p>8.4</text:p>
          </table:table-cell>
          <table:table-cell table:style-name="ce4" table:formula="of:=1000000000*[.E5]/[.A5]" office:value-type="float" office:value="65.1380927566441" calcext:value-type="float">
            <text:p>65.1</text:p>
          </table:table-cell>
          <table:table-cell table:number-columns-repeated="101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155" calcext:value-type="float">
            <text:p>10,155</text:p>
          </table:table-cell>
          <table:table-cell table:style-name="ce3" office:value-type="float" office:value="1330" calcext:value-type="float">
            <text:p>1,330</text:p>
          </table:table-cell>
          <table:table-cell table:style-name="ce5" table:formula="of:=1/[.B6]" office:value-type="float" office:value="0.0000984736582964057" calcext:value-type="float">
            <text:p>9.85E-05</text:p>
          </table:table-cell>
          <table:table-cell table:style-name="ce5" table:formula="of:=1/[.C6]" office:value-type="float" office:value="0.00075187969924812" calcext:value-type="float">
            <text:p>7.52E-04</text:p>
          </table:table-cell>
          <table:table-cell table:style-name="ce4" table:formula="of:=1000000000*[.D6]/[.A6]" office:value-type="float" office:value="9.84736582964057" calcext:value-type="float">
            <text:p>9.8</text:p>
          </table:table-cell>
          <table:table-cell table:style-name="ce4" table:formula="of:=1000000000*[.E6]/[.A6]" office:value-type="float" office:value="75.187969924812" calcext:value-type="float">
            <text:p>75.2</text:p>
          </table:table-cell>
          <table:table-cell table:number-columns-repeated="1017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3" office:value-type="float" office:value="4369" calcext:value-type="float">
            <text:p>4,369</text:p>
          </table:table-cell>
          <table:table-cell table:style-name="ce3" office:value-type="float" office:value="588" calcext:value-type="float">
            <text:p>588</text:p>
          </table:table-cell>
          <table:table-cell table:style-name="ce5" table:formula="of:=1/[.B7]" office:value-type="float" office:value="0.000228885328450446" calcext:value-type="float">
            <text:p>2.29E-04</text:p>
          </table:table-cell>
          <table:table-cell table:style-name="ce5" table:formula="of:=1/[.C7]" office:value-type="float" office:value="0.00170068027210884" calcext:value-type="float">
            <text:p>1.70E-03</text:p>
          </table:table-cell>
          <table:table-cell table:style-name="ce4" table:formula="of:=1000000000*[.D7]/[.A7]" office:value-type="float" office:value="11.4442664225223" calcext:value-type="float">
            <text:p>11.4</text:p>
          </table:table-cell>
          <table:table-cell table:style-name="ce4" table:formula="of:=1000000000*[.E7]/[.A7]" office:value-type="float" office:value="85.0340136054422" calcext:value-type="float">
            <text:p>85.0</text:p>
          </table:table-cell>
          <table:table-cell table:number-columns-repeated="1017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200" calcext:value-type="float">
            <text:p>200</text:p>
          </table:table-cell>
          <table:table-cell table:style-name="ce5" table:formula="of:=1/[.B8]" office:value-type="float" office:value="0.000824402308326463" calcext:value-type="float">
            <text:p>8.24E-04</text:p>
          </table:table-cell>
          <table:table-cell table:style-name="ce5" table:formula="of:=1/[.C8]" office:value-type="float" office:value="0.005" calcext:value-type="float">
            <text:p>5.00E-03</text:p>
          </table:table-cell>
          <table:table-cell table:style-name="ce4" table:formula="of:=1000000000*[.D8]/[.A8]" office:value-type="float" office:value="16.4880461665293" calcext:value-type="float">
            <text:p>16.5</text:p>
          </table:table-cell>
          <table:table-cell table:style-name="ce4" table:formula="of:=1000000000*[.E8]/[.A8]" office:value-type="float" office:value="100" calcext:value-type="float">
            <text:p>100.0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style-name="ce1" table:formula="of:=[.A2]" office:value-type="string" office:string-value="length" calcext:value-type="string">
            <text:p>length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Modulo Cons</text:p>
          </table:table-cell>
          <table:table-cell table:number-columns-repeated="1021"/>
        </table:table-row>
        <table:table-row table:style-name="ro1">
          <table:table-cell table:style-name="ce1" table:formula="of:=[.A3]" office:value-type="float" office:value="10" calcext:value-type="float">
            <text:p>10</text:p>
          </table:table-cell>
          <table:table-cell table:style-name="ce4" table:formula="of:=[.G3]" office:value-type="float" office:value="74.4668730391942" calcext:value-type="float">
            <text:p>74.5</text:p>
          </table:table-cell>
          <table:table-cell table:style-name="ce4" table:formula="of:=[.F3]" office:value-type="float" office:value="11.3147041255787" calcext:value-type="float">
            <text:p>11.3</text:p>
          </table:table-cell>
          <table:table-cell table:number-columns-repeated="1021"/>
        </table:table-row>
        <table:table-row table:style-name="ro1">
          <table:table-cell table:style-name="ce1" table:formula="of:=[.A4]" office:value-type="float" office:value="100" calcext:value-type="float">
            <text:p>100</text:p>
          </table:table-cell>
          <table:table-cell table:style-name="ce4" table:formula="of:=[.G4]" office:value-type="float" office:value="63.3420534226879" calcext:value-type="float">
            <text:p>63.3</text:p>
          </table:table-cell>
          <table:table-cell table:style-name="ce4" table:formula="of:=[.F4]" office:value-type="float" office:value="8.54391959146394" calcext:value-type="float">
            <text:p>8.5</text:p>
          </table:table-cell>
          <table:table-cell table:number-columns-repeated="1021"/>
        </table:table-row>
        <table:table-row table:style-name="ro1">
          <table:table-cell table:style-name="ce1" table:formula="of:=[.A5]" office:value-type="float" office:value="1000" calcext:value-type="float">
            <text:p>1000</text:p>
          </table:table-cell>
          <table:table-cell table:style-name="ce4" table:formula="of:=[.G5]" office:value-type="float" office:value="65.1380927566441" calcext:value-type="float">
            <text:p>65.1</text:p>
          </table:table-cell>
          <table:table-cell table:style-name="ce4" table:formula="of:=[.F5]" office:value-type="float" office:value="8.44031431730518" calcext:value-type="float">
            <text:p>8.4</text:p>
          </table:table-cell>
          <table:table-cell table:number-columns-repeated="1021"/>
        </table:table-row>
        <table:table-row table:style-name="ro1">
          <table:table-cell table:style-name="ce1" table:formula="of:=[.A6]" office:value-type="float" office:value="10000" calcext:value-type="float">
            <text:p>10000</text:p>
          </table:table-cell>
          <table:table-cell table:style-name="ce4" table:formula="of:=[.G6]" office:value-type="float" office:value="75.187969924812" calcext:value-type="float">
            <text:p>75.2</text:p>
          </table:table-cell>
          <table:table-cell table:style-name="ce4" table:formula="of:=[.F6]" office:value-type="float" office:value="9.84736582964057" calcext:value-type="float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7]" office:value-type="float" office:value="20000" calcext:value-type="float">
            <text:p>20000</text:p>
          </table:table-cell>
          <table:table-cell table:style-name="ce4" table:formula="of:=[.G7]" office:value-type="float" office:value="85.0340136054422" calcext:value-type="float">
            <text:p>85.0</text:p>
          </table:table-cell>
          <table:table-cell table:style-name="ce4" table:formula="of:=[.F7]" office:value-type="float" office:value="11.4442664225223" calcext:value-type="float">
            <text:p>11.4</text:p>
          </table:table-cell>
          <table:table-cell table:number-columns-repeated="1021"/>
        </table:table-row>
        <table:table-row table:style-name="ro1">
          <table:table-cell table:style-name="ce1" table:formula="of:=[.A8]" office:value-type="float" office:value="50000" calcext:value-type="float">
            <text:p>50000</text:p>
          </table:table-cell>
          <table:table-cell table:style-name="ce4" table:formula="of:=[.G8]" office:value-type="float" office:value="100" calcext:value-type="float">
            <text:p>100.0</text:p>
          </table:table-cell>
          <table:table-cell table:style-name="ce4" table:formula="of:=[.F8]" office:value-type="float" office:value="16.4880461665293" calcext:value-type="float">
            <text:p>16.5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4" loext:min-decimal-places="14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6" loext:min-decimal-places="16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 number:title="User-defined">
      <number:number number:decimal-places="1" loext:min-decimal-places="1" number:min-integer-digits="1"/>
    </number:number-style>
    <number:number-style style:name="N12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1:32:13.9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0:23:11.994000000</meta:creation-date>
    <dc:date>2021-01-09T12:44:34.367000000</dc:date>
    <meta:editing-duration>PT1H42M30S</meta:editing-duration>
    <meta:editing-cycles>31</meta:editing-cycles>
    <meta:generator>LibreOffice/6.2.8.2$Windows_X86_64 LibreOffice_project/f82ddfca21ebc1e222a662a32b25c0c9d20169ee</meta:generator>
    <meta:document-statistic meta:table-count="1" meta:cell-count="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5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952cm" style:legend-expansion="high" chart:style-name="ch2"/>
        <chart:plot-area chart:style-name="ch3" table:cell-range-address="Sheet1.A14:Sheet1.C20" chart:data-source-has-labels="both" svg:x="1.701cm" svg:y="0.18cm" svg:width="10.624cm" svg:height="7.659cm">
          <chartooo:coordinate-region svg:x="2.322cm" svg:y="0.379cm" svg:width="9.26cm" svg:height="6.813cm"/>
          <chart:axis chart:dimension="x" chart:name="primary-x" chart:style-name="ch4" chartooo:axis-type="auto">
            <chart:title svg:x="6.215cm" svg:y="8.019cm" chart:style-name="ch5">
              <text:p>List length</text:p>
            </chart:title>
            <chart:categories table:cell-range-address="Sheet1.A15:Sheet1.A20"/>
          </chart:axis>
          <chart:axis chart:dimension="y" chart:name="primary-y" chart:style-name="ch6">
            <chart:title svg:x="0.451cm" svg:y="5.045cm" chart:style-name="ch7">
              <text:p>nanoseconds
per cons cell</text:p>
            </chart:title>
            <chart:grid chart:style-name="ch8" chart:class="major"/>
          </chart:axis>
          <chart:series chart:style-name="ch9" chart:values-cell-range-address="Sheet1.B15:Sheet1.B20" chart:label-cell-address="Sheet1.B14:Sheet1.B14" chart:class="chart:scatter">
            <chart:domain table:cell-range-address="Sheet1.A15:Sheet1.A20"/>
            <chart:data-point chart:repeated="6"/>
          </chart:series>
          <chart:series chart:style-name="ch10" chart:values-cell-range-address="Sheet1.C15:Sheet1.C20" chart:label-cell-address="Sheet1.C14:Sheet1.C14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</text:p>
                <draw:g>
                  <svg:desc>Sheet1.B14:Sheet1.B14</svg:desc>
                </draw:g>
              </table:table-cell>
              <table:table-cell office:value-type="string">
                <text:p>Modulo Cons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5:Sheet1.A20</svg:desc>
                </draw:g>
              </table:table-cell>
              <table:table-cell office:value-type="float" office:value="74.4668730391942">
                <text:p>74.4668730391942</text:p>
                <draw:g>
                  <svg:desc>Sheet1.B15:Sheet1.B20</svg:desc>
                </draw:g>
              </table:table-cell>
              <table:table-cell office:value-type="float" office:value="11.3147041255787">
                <text:p>11.3147041255787</text:p>
                <draw:g>
                  <svg:desc>Sheet1.C15:Sheet1.C2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.3420534226879">
                <text:p>63.3420534226879</text:p>
              </table:table-cell>
              <table:table-cell office:value-type="float" office:value="8.54391959146394">
                <text:p>8.5439195914639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5.1380927566441">
                <text:p>65.1380927566441</text:p>
              </table:table-cell>
              <table:table-cell office:value-type="float" office:value="8.44031431730518">
                <text:p>8.440314317305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.187969924812">
                <text:p>75.187969924812</text:p>
              </table:table-cell>
              <table:table-cell office:value-type="float" office:value="9.84736582964057">
                <text:p>9.8473658296405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5.0340136054422">
                <text:p>85.0340136054422</text:p>
              </table:table-cell>
              <table:table-cell office:value-type="float" office:value="11.4442664225223">
                <text:p>11.444266422522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0">
                <text:p>100</text:p>
              </table:table-cell>
              <table:table-cell office:value-type="float" office:value="16.4880461665293">
                <text:p>16.4880461665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